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ReaderEventListener.aliasRegistered( AliasDefinition alia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ReaderEventListener.componentRegistered( ComponentDefinition componen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ReaderEventListener.importProcessed( ImportDefinition impor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ReaderEventListener.defaultsRegistered( DefaultsDefinition default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